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start" style:justify-single-word="false"/>
      <style:text-properties officeooo:paragraph-rsid="004b5552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7a42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525d94" officeooo:paragraph-rsid="001f792c" style:font-size-asian="11pt" style:font-size-complex="11pt"/>
    </style:style>
    <style:style style:name="P27" style:family="paragraph" style:parent-style-name="Standard">
      <style:paragraph-properties style:line-height-at-least="0.503cm"/>
      <style:text-properties fo:color="#000000" style:font-name="Verdana" fo:font-size="11pt" fo:font-weight="normal" officeooo:rsid="00533af4" fo:background-color="#fffff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525d94" officeooo:paragraph-rsid="001f792c" fo:background-color="#dde8cb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paragraph-rsid="001f792c" fo:background-color="#dde8cb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ba626" officeooo:paragraph-rsid="003ba626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49ce31" officeooo:paragraph-rsid="0049ce31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bold" officeooo:rsid="003931b5" officeooo:paragraph-rsid="003a3978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093a2" officeooo:paragraph-rsid="000093a2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277bd" officeooo:paragraph-rsid="000277b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3b846" officeooo:paragraph-rsid="0003b846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7a429" officeooo:paragraph-rsid="0007a429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a8f03" officeooo:paragraph-rsid="000a8f0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1f792c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5e82" fo:background-color="#ffff00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c985" fo:background-color="#ffff00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Verdana" fo:font-size="13pt" fo:font-weight="bold" officeooo:rsid="000f5e82" officeooo:paragraph-rsid="000f5e82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3617fe" officeooo:paragraph-rsid="001f792c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1f792c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d3130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7d36f" officeooo:paragraph-rsid="001f792c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fo:background-color="#ffffff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7d36f" officeooo:paragraph-rsid="001f792c" fo:background-color="#dde8cb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89363" officeooo:paragraph-rsid="00689363" fo:background-color="#dde8cb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P79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80" style:family="paragraph" style:parent-style-name="Standard">
      <style:paragraph-properties fo:text-align="start" style:justify-single-word="false"/>
      <style:text-properties officeooo:rsid="0049ce31" officeooo:paragraph-rsid="004ab5cd"/>
    </style:style>
    <style:style style:name="P81" style:family="paragraph" style:parent-style-name="Standard">
      <style:paragraph-properties style:line-height-at-least="0.503cm"/>
      <style:text-properties fo:color="#d4d4d4" fo:background-color="#ffffff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87" style:family="paragraph" style:parent-style-name="Preformatted_20_Text">
      <style:paragraph-properties fo:text-align="center" style:justify-single-word="false"/>
      <style:text-properties fo:font-variant="normal" fo:text-transform="none" fo:color="#222222" style:font-name="Verdana" fo:font-size="13pt" fo:letter-spacing="normal" fo:language="en" fo:country="US" fo:font-style="normal" fo:font-weight="bold" officeooo:rsid="000093a2" officeooo:paragraph-rsid="000093a2" style:font-size-asian="13pt" style:font-weight-asian="bold" style:font-size-complex="13pt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7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98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99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103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104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4d312b" officeooo:paragraph-rsid="004d312b" style:font-size-asian="11pt" style:font-weight-asian="normal" style:font-size-complex="11pt" style:font-weight-complex="normal"/>
    </style:style>
    <style:style style:name="P105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4b5552" officeooo:paragraph-rsid="004b5552" style:font-size-asian="11pt" style:font-weight-asian="normal" style:font-size-complex="11pt" style:font-weight-complex="normal"/>
    </style:style>
    <style:style style:name="P106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108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09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10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11" style:family="paragraph" style:parent-style-name="Standard" style:list-style-name="L14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a8f03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114" style:family="paragraph" style:parent-style-name="Standard" style:list-style-name="L19">
      <style:paragraph-properties fo:text-align="start" style:justify-single-word="false"/>
      <style:text-properties fo:color="#000000" style:font-name="Verdana" fo:font-size="11pt" fo:font-weight="normal" officeooo:rsid="006cc91e" officeooo:paragraph-rsid="006cc91e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118" style:family="paragraph" style:parent-style-name="Standard" style:list-style-name="L11">
      <style:paragraph-properties fo:text-align="start" style:justify-single-word="false"/>
      <style:text-properties officeooo:paragraph-rsid="00501f2f"/>
    </style:style>
    <style:style style:name="P119" style:family="paragraph" style:parent-style-name="Standard" style:list-style-name="L11">
      <style:paragraph-properties fo:text-align="start" style:justify-single-word="false"/>
      <style:text-properties officeooo:paragraph-rsid="000a8f03"/>
    </style:style>
    <style:style style:name="P120" style:family="paragraph" style:parent-style-name="Standard" style:list-style-name="L11">
      <style:paragraph-properties fo:text-align="start" style:justify-single-word="false"/>
      <style:text-properties officeooo:paragraph-rsid="001341c9"/>
    </style:style>
    <style:style style:name="P121" style:family="paragraph" style:parent-style-name="Standard" style:list-style-name="L12">
      <style:paragraph-properties fo:text-align="start" style:justify-single-word="false"/>
      <style:text-properties officeooo:paragraph-rsid="000f5e82"/>
    </style:style>
    <style:style style:name="P122" style:family="paragraph" style:parent-style-name="Standard">
      <style:paragraph-properties fo:text-align="start" style:justify-single-word="false"/>
      <style:text-properties officeooo:paragraph-rsid="006ee6fe"/>
    </style:style>
    <style:style style:name="P123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124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127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128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129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30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134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P135" style:family="paragraph" style:parent-style-name="Standard">
      <style:paragraph-properties fo:text-align="center" style:justify-single-word="false"/>
      <style:text-properties officeooo:paragraph-rsid="001f792c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25d9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6ee6fe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fo:background-color="#ffbf00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fo:background-color="#ffbf00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0277bd"/>
    </style:style>
    <style:style style:name="T14" style:family="text">
      <style:text-properties fo:font-variant="normal" fo:text-transform="none" fo:letter-spacing="normal" fo:font-style="normal" officeooo:rsid="001341c9"/>
    </style:style>
    <style:style style:name="T15" style:family="text">
      <style:text-properties fo:font-variant="normal" fo:text-transform="none" fo:letter-spacing="normal" fo:font-style="normal" officeooo:rsid="0013423a"/>
    </style:style>
    <style:style style:name="T16" style:family="text">
      <style:text-properties fo:font-variant="normal" fo:text-transform="none" fo:letter-spacing="normal" fo:font-style="normal" officeooo:rsid="001a96ea"/>
    </style:style>
    <style:style style:name="T17" style:family="text">
      <style:text-properties fo:font-variant="normal" fo:text-transform="none" fo:letter-spacing="normal" fo:font-style="normal" officeooo:rsid="001b4720"/>
    </style:style>
    <style:style style:name="T18" style:family="text">
      <style:text-properties fo:font-variant="normal" fo:text-transform="none" fo:letter-spacing="normal" fo:font-style="normal" officeooo:rsid="001b4759"/>
    </style:style>
    <style:style style:name="T19" style:family="text">
      <style:text-properties fo:font-variant="normal" fo:text-transform="none" fo:letter-spacing="normal" fo:font-style="normal" officeooo:rsid="001b6bbf"/>
    </style:style>
    <style:style style:name="T20" style:family="text">
      <style:text-properties fo:font-variant="normal" fo:text-transform="none" fo:letter-spacing="normal" fo:font-style="normal" officeooo:rsid="001988dd"/>
    </style:style>
    <style:style style:name="T21" style:family="text">
      <style:text-properties fo:font-variant="normal" fo:text-transform="none" fo:letter-spacing="normal" fo:font-style="normal" officeooo:rsid="00204cfe"/>
    </style:style>
    <style:style style:name="T22" style:family="text">
      <style:text-properties fo:font-variant="normal" fo:text-transform="none" fo:letter-spacing="normal" fo:font-style="normal" officeooo:rsid="0021a276"/>
    </style:style>
    <style:style style:name="T23" style:family="text">
      <style:text-properties fo:font-variant="normal" fo:text-transform="none" fo:letter-spacing="normal" fo:font-style="normal" officeooo:rsid="0023016c"/>
    </style:style>
    <style:style style:name="T24" style:family="text">
      <style:text-properties fo:font-variant="normal" fo:text-transform="none" fo:letter-spacing="normal" fo:font-style="normal" officeooo:rsid="00427e62"/>
    </style:style>
    <style:style style:name="T25" style:family="text">
      <style:text-properties fo:font-variant="normal" fo:text-transform="none" fo:letter-spacing="normal" fo:font-style="normal" fo:background-color="#ffbf00" loext:char-shading-value="0"/>
    </style:style>
    <style:style style:name="T26" style:family="text">
      <style:text-properties fo:font-variant="normal" fo:text-transform="none" fo:letter-spacing="normal" fo:font-style="normal" officeooo:rsid="0021a276" fo:background-color="#ffbf00" loext:char-shading-value="0"/>
    </style:style>
    <style:style style:name="T27" style:family="text">
      <style:text-properties fo:font-variant="normal" fo:text-transform="none" fo:letter-spacing="normal" fo:font-style="normal" officeooo:rsid="006aca63" fo:background-color="#ffaa95" loext:char-shading-value="0"/>
    </style:style>
    <style:style style:name="T28" style:family="text">
      <style:text-properties fo:font-variant="normal" fo:text-transform="none" fo:letter-spacing="normal" fo:font-style="normal" officeooo:rsid="006e4e10"/>
    </style:style>
    <style:style style:name="T29" style:family="text">
      <style:text-properties fo:font-variant="normal" fo:text-transform="none" fo:letter-spacing="normal" fo:language="en" fo:country="GB" fo:font-style="normal"/>
    </style:style>
    <style:style style:name="T30" style:family="text">
      <style:text-properties fo:font-variant="normal" fo:text-transform="none" fo:letter-spacing="normal" fo:language="en" fo:country="GB" fo:font-style="normal" officeooo:rsid="001cef5b"/>
    </style:style>
    <style:style style:name="T31" style:family="text">
      <style:text-properties fo:font-variant="normal" fo:text-transform="none" fo:letter-spacing="normal" fo:language="en" fo:country="GB" fo:font-style="normal" officeooo:rsid="002df0f7"/>
    </style:style>
    <style:style style:name="T32" style:family="text">
      <style:text-properties fo:font-variant="normal" fo:text-transform="none" fo:letter-spacing="normal" fo:language="en" fo:country="GB" fo:font-style="normal" officeooo:rsid="0032c111"/>
    </style:style>
    <style:style style:name="T33" style:family="text">
      <style:text-properties fo:font-variant="normal" fo:text-transform="none" fo:letter-spacing="normal" fo:language="en" fo:country="GB" fo:font-style="normal" officeooo:rsid="003dab65"/>
    </style:style>
    <style:style style:name="T34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35" style:family="text">
      <style:text-properties fo:font-variant="normal" fo:text-transform="none" fo:letter-spacing="normal" fo:language="en" fo:country="GB" fo:font-style="normal" officeooo:rsid="0067d36f" style:font-weight-asian="normal" style:font-weight-complex="normal"/>
    </style:style>
    <style:style style:name="T36" style:family="text">
      <style:text-properties fo:font-variant="normal" fo:text-transform="none" fo:letter-spacing="normal" fo:language="en" fo:country="GB" fo:font-style="normal" officeooo:rsid="00689363" style:font-weight-asian="normal" style:font-weight-complex="normal"/>
    </style:style>
    <style:style style:name="T37" style:family="text">
      <style:text-properties fo:font-variant="normal" fo:text-transform="none" fo:letter-spacing="normal" fo:language="en" fo:country="GB" fo:font-style="normal" officeooo:rsid="0067d36f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39" style:family="text">
      <style:text-properties fo:font-variant="normal" fo:text-transform="none" style:font-name="Verdana" fo:letter-spacing="normal" fo:language="en" fo:country="GB" fo:font-style="normal" officeooo:rsid="0067d36f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style:font-name="Consolas" fo:font-size="10.5pt" fo:letter-spacing="normal" fo:language="en" fo:country="GB" fo:font-style="normal" officeooo:rsid="0067d36f" style:font-weight-asian="normal" style:font-weight-complex="normal"/>
    </style:style>
    <style:style style:name="T41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43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44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45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46" style:family="text">
      <style:text-properties fo:color="#000000" style:font-name="Verdana" fo:font-size="11pt" fo:font-weight="normal" officeooo:rsid="004ab5cd" style:font-size-asian="11pt" style:font-weight-asian="normal" style:font-size-complex="11pt" style:font-weight-complex="normal"/>
    </style:style>
    <style:style style:name="T47" style:family="text">
      <style:text-properties fo:color="#000000" style:font-name="Verdana" fo:font-size="11pt" fo:font-weight="normal" officeooo:rsid="004b5552" style:font-size-asian="11pt" style:font-weight-asian="normal" style:font-size-complex="11pt" style:font-weight-complex="normal"/>
    </style:style>
    <style:style style:name="T48" style:family="text">
      <style:text-properties fo:color="#000000" style:font-name="Verdana" fo:font-size="11pt" fo:font-weight="normal" officeooo:rsid="00501f2f" style:font-size-asian="11pt" style:font-weight-asian="normal" style:font-size-complex="11pt" style:font-weight-complex="normal"/>
    </style:style>
    <style:style style:name="T49" style:family="text">
      <style:text-properties fo:color="#000000" style:font-name="Verdana" fo:font-size="11pt" fo:font-weight="normal" officeooo:rsid="0067d36f" style:font-size-asian="11pt" style:font-weight-asian="normal" style:font-size-complex="11pt" style:font-weight-complex="normal"/>
    </style:style>
    <style:style style:name="T50" style:family="text">
      <style:text-properties fo:color="#000000" style:font-name="Verdana" fo:font-size="11pt" fo:font-weight="normal" officeooo:rsid="000e7f46" style:font-size-asian="11pt" style:font-weight-asian="normal" style:font-size-complex="11pt" style:font-weight-complex="normal"/>
    </style:style>
    <style:style style:name="T51" style:family="text">
      <style:text-properties fo:color="#000000" style:font-name="Verdana" fo:font-size="11pt" fo:font-weight="normal" officeooo:rsid="00533af4" style:font-size-asian="11pt" style:font-size-complex="11pt"/>
    </style:style>
    <style:style style:name="T52" style:family="text">
      <style:text-properties fo:color="#000000" style:font-name="Verdana" fo:font-size="11pt" fo:font-weight="normal" officeooo:rsid="0056009f" style:font-size-asian="11pt" style:font-size-complex="11pt"/>
    </style:style>
    <style:style style:name="T53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54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55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56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57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58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59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60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61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62" style:family="text">
      <style:text-properties fo:color="#000000" style:font-name="Verdana" fo:font-size="11pt" fo:language="en" fo:country="GB" fo:font-weight="normal" officeooo:rsid="004ab5cd" style:font-size-asian="11pt" style:font-weight-asian="normal" style:font-size-complex="11pt" style:font-weight-complex="normal"/>
    </style:style>
    <style:style style:name="T63" style:family="text">
      <style:text-properties fo:color="#000000" style:font-name="Verdana" fo:font-size="11pt" fo:font-weight="bold" officeooo:rsid="00533af4" style:font-size-asian="11pt" style:font-weight-asian="bold" style:font-size-complex="11pt" style:font-weight-complex="bold"/>
    </style:style>
    <style:style style:name="T64" style:family="text">
      <style:text-properties fo:color="#000000" style:font-name="Verdana" fo:font-size="11pt" fo:font-weight="bold" officeooo:rsid="0057a91b" style:font-size-asian="11pt" style:font-weight-asian="bold" style:font-size-complex="11pt" style:font-weight-complex="bold"/>
    </style:style>
    <style:style style:name="T65" style:family="text">
      <style:text-properties fo:color="#000000" style:font-name="Verdana" fo:font-size="11pt" fo:font-weight="bold" officeooo:rsid="000a8f03" style:font-size-asian="11pt" style:font-weight-asian="bold" style:font-size-complex="11pt" style:font-weight-complex="bold"/>
    </style:style>
    <style:style style:name="T66" style:family="text">
      <style:text-properties fo:color="#000000" style:font-name="Verdana" fo:font-size="11pt" fo:font-weight="bold" officeooo:rsid="0067d36f" style:font-size-asian="11pt" style:font-weight-asian="bold" style:font-size-complex="11pt" style:font-weight-complex="bold"/>
    </style:style>
    <style:style style:name="T67" style:family="text">
      <style:text-properties fo:color="#000000" style:font-name="Verdana" fo:font-size="11pt" fo:font-weight="bold" officeooo:rsid="00501f2f" style:font-size-asian="11pt" style:font-weight-asian="bold" style:font-size-complex="11pt" style:font-weight-complex="bold"/>
    </style:style>
    <style:style style:name="T68" style:family="text">
      <style:text-properties fo:color="#000000" style:font-name="Verdana" fo:font-size="11pt" fo:font-weight="bold" officeooo:rsid="000e7f46" style:font-size-asian="11pt" style:font-weight-asian="bold" style:font-size-complex="11pt" style:font-weight-complex="bold"/>
    </style:style>
    <style:style style:name="T69" style:family="text">
      <style:text-properties fo:color="#000000" style:font-name="Verdana" fo:font-size="11pt" fo:font-weight="bold" officeooo:rsid="006cc91e" style:font-size-asian="11pt" style:font-weight-asian="bold" style:font-size-complex="11pt" style:font-weight-complex="bold"/>
    </style:style>
    <style:style style:name="T70" style:family="text">
      <style:text-properties officeooo:rsid="0003b846"/>
    </style:style>
    <style:style style:name="T71" style:family="text">
      <style:text-properties officeooo:rsid="0008b923"/>
    </style:style>
    <style:style style:name="T72" style:family="text">
      <style:text-properties officeooo:rsid="000f616b"/>
    </style:style>
    <style:style style:name="T73" style:family="text">
      <style:text-properties officeooo:rsid="000fc985"/>
    </style:style>
    <style:style style:name="T74" style:family="text">
      <style:text-properties officeooo:rsid="00119004"/>
    </style:style>
    <style:style style:name="T75" style:family="text">
      <style:text-properties officeooo:rsid="001341c9"/>
    </style:style>
    <style:style style:name="T76" style:family="text">
      <style:text-properties officeooo:rsid="0013423a"/>
    </style:style>
    <style:style style:name="T77" style:family="text">
      <style:text-properties fo:language="en" fo:country="GB" officeooo:rsid="002df0f7"/>
    </style:style>
    <style:style style:name="T78" style:family="text">
      <style:text-properties fo:language="en" fo:country="GB" officeooo:rsid="0032c111"/>
    </style:style>
    <style:style style:name="T79" style:family="text">
      <style:text-properties officeooo:rsid="004ab5cd"/>
    </style:style>
    <style:style style:name="T80" style:family="text">
      <style:text-properties officeooo:rsid="00507700"/>
    </style:style>
    <style:style style:name="T81" style:family="text">
      <style:text-properties officeooo:rsid="00525d94"/>
    </style:style>
    <style:style style:name="T82" style:family="text">
      <style:text-properties officeooo:rsid="005d3130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fo:background-color="#ffbf00" loext:char-shading-value="0" style:font-weight-asian="bold" style:font-weight-complex="bold"/>
    </style:style>
    <style:style style:name="T85" style:family="text">
      <style:text-properties officeooo:rsid="005eefb1"/>
    </style:style>
    <style:style style:name="T86" style:family="text">
      <style:text-properties officeooo:rsid="005ef8b8"/>
    </style:style>
    <style:style style:name="T87" style:family="text">
      <style:text-properties fo:background-color="#ffbf00" loext:char-shading-value="0"/>
    </style:style>
    <style:style style:name="T88" style:family="text">
      <style:text-properties officeooo:rsid="006cc9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bookmark text:name="tw-target-text"/>Management and control of a road junction</text:p>
      <text:p text:style-name="P5"/>
      <text:p text:style-name="P5"/>
      <text:p text:style-name="P5">Documentation</text:p>
      <text:p text:style-name="P5"/>
      <text:p text:style-name="P6"/>
      <text:p text:style-name="P41">Hardware prerequisites:</text:p>
      <text:p text:style-name="P7">(Referred version is related to compiling effectiveness)</text:p>
      <text:list xml:id="list1211519037" text:style-name="L1">
        <text:list-item>
          <text:p text:style-name="P88">Windows 10.0.18363</text:p>
        </text:list-item>
      </text:list>
      <text:list xml:id="list2451016284" text:style-name="L2">
        <text:list-item>
          <text:p text:style-name="P89">Ubuntu 20.04 LTS</text:p>
        </text:list-item>
        <text:list-item>
          <text:p text:style-name="P89">MacOS 13.5.1</text:p>
        </text:list-item>
      </text:list>
      <text:p text:style-name="P6"/>
      <text:p text:style-name="P6"/>
      <text:p text:style-name="P42">Hardware used: </text:p>
      <text:list xml:id="list418375065" text:style-name="L3">
        <text:list-item>
          <text:p text:style-name="P90">CPU Ryzen 2600</text:p>
        </text:list-item>
        <text:list-item>
          <text:p text:style-name="P90">GPU AMD RX380</text:p>
        </text:list-item>
        <text:list-item>
          <text:p text:style-name="P93">Monitor PnP 1920*1080 (minimal requirement, game map has these fixed dimension)</text:p>
        </text:list-item>
        <text:list-item>
          <text:p text:style-name="P117"><text:span text:style-name="T59">RAM </text:span><text:span text:style-name="T60">16gb (min 4</text:span><text:span text:style-name="T61">gb</text:span><text:span text:style-name="T60">)</text:span></text:p>
        </text:list-item>
      </text:list>
      <text:p text:style-name="P8"/>
      <text:p text:style-name="P42">Software prerequisites</text:p>
      <text:list xml:id="list3122693582" text:style-name="L4">
        <text:list-item>
          <text:p text:style-name="P94"><text:a xlink:type="simple" xlink:href="https://www.python.org/" text:style-name="Internet_20_link" text:visited-style-name="Visited_20_Internet_20_Link">Python</text:a> v3.x <text:span text:style-name="T70">(with PIP)</text:span></text:p>
        </text:list-item>
      </text:list>
      <text:list xml:id="list3679348785" text:style-name="L5">
        <text:list-item>
          <text:p text:style-name="P91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91">Extensions:</text:p>
            </text:list-item>
          </text:list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82">Extension name</text:p>
          </table:table-cell>
          <table:table-cell table:style-name="Table1.A1" office:value-type="string">
            <text:p text:style-name="P82">Extension search name</text:p>
          </table:table-cell>
          <table:table-cell table:style-name="Table1.A1" office:value-type="string">
            <text:p text:style-name="P82">Version</text:p>
          </table:table-cell>
          <table:table-cell table:style-name="Table1.A1" office:value-type="string">
            <text:p text:style-name="P82">License</text:p>
          </table:table-cell>
          <table:table-cell table:style-name="Table1.A1" office:value-type="string">
            <text:p text:style-name="P82">Author</text:p>
          </table:table-cell>
        </table:table-row>
        <table:table-row>
          <table:table-cell table:style-name="Table1.A1" office:value-type="string">
            <text:p text:style-name="P83">Python</text:p>
          </table:table-cell>
          <table:table-cell table:style-name="Table1.A1" office:value-type="string">
            <text:p text:style-name="P85">ms-python.python</text:p>
            <text:p text:style-name="P85"/>
          </table:table-cell>
          <table:table-cell table:style-name="Table1.A1" office:value-type="string">
            <text:p text:style-name="P84"><text:span text:style-name="T12">v2020.6.90262</text:span> </text:p>
          </table:table-cell>
          <table:table-cell table:style-name="Table1.A1" office:value-type="string">
            <text:p text:style-name="P83">Link</text:p>
          </table:table-cell>
          <table:table-cell table:style-name="Table1.A1" office:value-type="string">
            <text:p text:style-name="P83">Microsoft</text:p>
          </table:table-cell>
        </table:table-row>
        <table:table-row>
          <table:table-cell table:style-name="Table1.A1" office:value-type="string">
            <text:p text:style-name="P84"><text:span text:style-name="T12">Path Intellisense</text:span> </text:p>
          </table:table-cell>
          <table:table-cell table:style-name="Table1.A1" office:value-type="string">
            <text:p text:style-name="P84"><text:span text:style-name="T13">c</text:span><text:span text:style-name="T12">hristian-kohler.path-intellisense</text:span></text:p>
          </table:table-cell>
          <table:table-cell table:style-name="Table1.A1" office:value-type="string">
            <text:p text:style-name="P84"><text:span text:style-name="T12">v2.2.1</text:span> </text:p>
          </table:table-cell>
          <table:table-cell table:style-name="Table1.A1" office:value-type="string">
            <text:p text:style-name="P83">Link</text:p>
          </table:table-cell>
          <table:table-cell table:style-name="Table1.A1" office:value-type="string">
            <text:p text:style-name="P86">Christian Kohler</text:p>
          </table:table-cell>
        </table:table-row>
      </table:table>
      <text:p text:style-name="P24"/>
      <text:list xml:id="list160189536" text:style-name="L6">
        <text:list-item>
          <text:p text:style-name="P95">SQLServer 2017</text:p>
        </text:list-item>
        <text:list-item>
          <text:p text:style-name="P95"><text:a xlink:type="simple" xlink:href="https://docs.microsoft.com/it-it/sql/ssms/download-sql-server-management-studio-ssms?view=sql-server-ver15" text:style-name="Internet_20_link" text:visited-style-name="Visited_20_Internet_20_Link">Microsoft SQL Server Management Studio</text:a> v14.0.17289.0</text:p>
        </text:list-item>
      </text:list>
      <text:list xml:id="list3719526402" text:style-name="L7">
        <text:list-item>
          <text:p text:style-name="P92">OpenGL (Often included in the latest GPU drivers <text:a xlink:type="simple" xlink:href="https://www.amd.com/en/support" text:style-name="Internet_20_link" text:visited-style-name="Visited_20_Internet_20_Link"><text:span text:style-name="T74">AMD</text:span></text:a><text:span text:style-name="T74"> / </text:span><text:a xlink:type="simple" xlink:href="https://www.nvidia.it/Download/index.aspx?lang=it" text:style-name="Internet_20_link" text:visited-style-name="Visited_20_Internet_20_Link"><text:span text:style-name="T74">Nvidia</text:span></text:a>)</text:p>
        </text:list-item>
        <text:list-item>
          <text:p text:style-name="P97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97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97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97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97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97"><text:a xlink:type="simple" xlink:href="https://www.7-zip.org/" text:style-name="Internet_20_link" text:visited-style-name="Visited_20_Internet_20_Link">7-Zip </text:a>(Optional<text:span text:style-name="T70">)</text:span></text:p>
        </text:list-item>
      </text:list>
      <text:p text:style-name="P9"/>
      <text:p text:style-name="P43">Required libraries:</text:p>
      <text:list xml:id="list1846652522" text:style-name="L8">
        <text:list-item>
          <text:p text:style-name="P98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98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99"><text:a xlink:type="simple" xlink:href="https://numpy.org/" text:style-name="Internet_20_link" text:visited-style-name="Visited_20_Internet_20_Link">Numpy</text:a> v1.18.0</text:p>
        </text:list-item>
        <text:list-item>
          <text:p text:style-name="P96"><text:a xlink:type="simple" xlink:href="https://pypi.org/project/pyodbc/" text:style-name="Internet_20_link" text:visited-style-name="Visited_20_Internet_20_Link">Pyodbc</text:a> 4.0.30</text:p>
        </text:list-item>
        <text:list-item>
          <text:p text:style-name="P99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100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70">(Included with Python)</text:span></text:p>
        </text:list-item>
        <text:list-item>
          <text:p text:style-name="P101"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102"><text:a xlink:type="simple" xlink:href="https://matplotlib.org/" text:style-name="Internet_20_link" text:visited-style-name="Visited_20_Internet_20_Link">Matplotlib</text:a> 3.2.2</text:p>
        </text:list-item>
      </text:list>
      <text:p text:style-name="P9"/>
      <text:p text:style-name="P40"><text:soft-page-break/>Background knowledge requirements</text:p>
      <text:p text:style-name="P35"><text:line-break/></text:p>
      <text:p text:style-name="P37">Extensive knowledge of programming with Python</text:p>
      <text:p text:style-name="P36"/>
      <text:p text:style-name="P36">Basis of command line interface parameters and folders navigation</text:p>
      <text:p text:style-name="P36"/>
      <text:p text:style-name="P36">Extensive knowledge of Arcade library for Python</text:p>
      <text:p text:style-name="P36"/>
      <text:p text:style-name="P36">Basis of statistics and math (normal distribution, trigonometry, geometry)</text:p>
      <text:p text:style-name="P36"/>
      <text:p text:style-name="P36">Basis of physics (uniform linear motion, circular motion, acceleration and friction)</text:p>
      <text:p text:style-name="P36"/>
      <text:p text:style-name="P79"><text:span text:style-name="T58">C</text:span><text:span text:style-name="T53">omplete understanding of given </text:span><text:span text:style-name="T59">execution </text:span><text:span text:style-name="T53">flowchart</text:span></text:p>
      <text:p text:style-name="P38"/>
      <text:p text:style-name="P39">Basis of Transact-SQL (Basic queries (SELECT and INSERT))</text:p>
      <text:p text:style-name="P39"/>
      <text:p text:style-name="P80"><text:span text:style-name="T53">Basis of Microsoft SQL Server Management Studio </text:span><text:span text:style-name="T62">(SSMS)</text:span></text:p>
      <text:p text:style-name="P39"/>
      <text:p text:style-name="P39">Extensive knowledge of PowerBI/QlikSense</text:p>
      <text:p text:style-name="P39"/>
      <text:p text:style-name="P39">Extensive knowledge of Microsoft Azu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><text:soft-page-break/>Introduction</text:p>
      <text:p text:style-name="P12"/>
      <text:p text:style-name="P12"/>
      <text:p text:style-name="P11"><text:span text:style-name="T71">Born as a school project, </text:span>TrafficSim is an x86 application written in Python, using Arcade library for rendering <text:span text:style-name="T71">and numpy for statistical computing.</text:span></text:p>
      <text:p text:style-name="P10"/>
      <text:p text:style-name="P10"/>
      <text:p text:style-name="P10">It meets the need of those who require a light application in order to estimate traffic flows and simulate accidents with the possibility to vary, as needed, the parameters <text:span text:style-name="T71">in order to:</text:span></text:p>
      <text:list xml:id="list2643532208" text:style-name="L9">
        <text:list-item>
          <text:p text:style-name="P103">In/decrease cars ratio of spawn </text:p>
        </text:list-item>
        <text:list-item>
          <text:p text:style-name="P103">In/decrease the chance of ignoring <text:span text:style-name="T79">basic traffic rules</text:span></text:p>
        </text:list-item>
        <text:list-item>
          <text:p text:style-name="P103">In/decrease the overall speed</text:p>
        </text:list-item>
        <text:list-item>
          <text:p text:style-name="P104">Emulate traffic concentration trends</text:p>
        </text:list-item>
        <text:list-item>
          <text:p text:style-name="P104">Keep tracks of the vehicles later by accessing data stored in both local and cloud databases.</text:p>
        </text:list-item>
      </text:list>
      <text:p text:style-name="P25"/>
      <text:p text:style-name="P25"/>
      <text:p text:style-name="P4"><text:span text:style-name="T46">One of the main aspects is the ability to use SSMS </text:span><text:span text:style-name="T47">with more complex data analysis tools like: <text:s/></text:span></text:p>
      <text:list xml:id="list122357712" text:style-name="L10">
        <text:list-item>
          <text:p text:style-name="P105">PowerBI </text:p>
        </text:list-item>
        <text:list-item>
          <text:p text:style-name="P105">QlikSense</text:p>
        </text:list-item>
        <text:list-item>
          <text:p text:style-name="P105">Azure (Data factory and Synapse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3"/>
      <text:p text:style-name="P13"/>
      <text:p text:style-name="P13"/>
      <text:p text:style-name="P45"><text:soft-page-break/>Repository content</text:p>
      <text:p text:style-name="P13"/>
      <text:p text:style-name="P13"/>
      <text:p text:style-name="P14">The repository structure is:</text:p>
      <text:p text:style-name="P14"/>
      <text:p text:style-name="P14"/>
      <text:p text:style-name="P14"><text:tab/><text:span text:style-name="T83">Traffic SIM:</text:span></text:p>
      <text:p text:style-name="P14"/>
      <text:list xml:id="list3692223576" text:style-name="L11">
        <text:list-item>
          <text:p text:style-name="P120"><text:span text:style-name="T68">Pro</text:span><text:span text:style-name="T69">getto</text:span><text:span text:style-name="T68"> –</text:span><text:span text:style-name="T50"> The main program folder</text:span></text:p>
          <text:p text:style-name="P106"/>
        </text:list-item>
      </text:list>
      <text:p text:style-name="P14"/>
      <text:list xml:id="list171822514317122" text:continue-numbering="true" text:style-name="L11">
        <text:list-item>
          <text:p text:style-name="P108"><text:span text:style-name="T83">Concept Art -</text:span> It contains the original ideas that brought us to realize <text:tab/><text:tab/> <text:s text:c="3"/>this project</text:p>
        </text:list-item>
      </text:list>
      <text:p text:style-name="P14"/>
      <text:p text:style-name="P14"/>
      <text:list xml:id="list171822065936081" text:continue-numbering="true" text:style-name="L11">
        <text:list-item>
          <text:p text:style-name="P108"><text:span text:style-name="T83">Flowchart -</text:span> A simple file, which can be opened with the DIA Diagram <text:tab/><text:tab/> Editor, it explains in a graphical way how the program <text:tab/><text:tab/><text:tab/> works step by step </text:p>
          <text:p text:style-name="P108"/>
          <text:p text:style-name="P108"/>
        </text:list-item>
        <text:list-item>
          <text:p text:style-name="P118"><text:span text:style-name="T66">Database</text:span><text:span text:style-name="T67"> –</text:span><text:span text:style-name="T48"> <text:s/>It contains a script .sql file. Executing it from <text:tab/><text:tab/><text:tab/> <text:s/><text:tab/> <text:s/>SSMS in order to create the table for vehicles <text:tab/><text:tab/><text:tab/><text:tab/> <text:s/></text:span><text:span text:style-name="T49">i</text:span><text:span text:style-name="T48">nformation, </text:span><text:span text:style-name="T49">it also has an InfluxDB connection string <text:tab/><text:tab/><text:tab/> <text:s/>and database creation script, it’s unused.</text:span></text:p>
          <text:p text:style-name="P108"/>
          <text:p text:style-name="P108"/>
          <text:p text:style-name="P108"/>
        </text:list-item>
        <text:list-item>
          <text:p text:style-name="P108"><text:span text:style-name="T83">Sound -</text:span> Sounds used in the project, an expert ear should recognize a <text:s text:c="6"/><text:tab/> <text:s text:c="2"/>couple of these…</text:p>
        </text:list-item>
      </text:list>
      <text:p text:style-name="P14"/>
      <text:p text:style-name="P14"/>
      <text:list xml:id="list171822565477474" text:continue-numbering="true" text:style-name="L11">
        <text:list-item>
          <text:p text:style-name="P119"><text:span text:style-name="T65">Sprites –</text:span><text:span text:style-name="T41"> Sets of sprites, divided in several subfolders. <text:tab/><text:tab/><text:tab/><text:tab/> <text:s text:c="4"/>Feel free to change ‘em, although u should </text:span><text:span text:style-name="T42">mantain</text:span><text:span text:style-name="T41"> the <text:tab/><text:tab/> <text:s text:c="4"/>proportions/</text:span><text:span text:style-name="T43">dimensions</text:span></text:p>
          <text:p text:style-name="P119"><text:span text:style-name="T43"/></text:p>
        </text:list-item>
      </text:list>
      <text:p text:style-name="P107"><text:tab/><text:tab/></text:p>
      <text:list xml:id="list4148486695" text:style-name="L19">
        <text:list-item>
          <text:p text:style-name="P114"><text:span text:style-name="T83">PowerBI Analysis </text:span>– A simple presentation of collected data</text:p>
        </text:list-item>
      </text:list>
      <text:p text:style-name="P23"/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2"/>
      <text:p text:style-name="P49"><text:soft-page-break/>Execution Order</text:p>
      <text:p text:style-name="P16"/>
      <text:p text:style-name="P16"/>
      <text:p text:style-name="P47">Steps for fresh start:</text:p>
      <text:p text:style-name="P17"><text:tab/></text:p>
      <text:list xml:id="list1863856829" text:style-name="L12">
        <text:list-item>
          <text:p text:style-name="P109"><text:tab/>Download and install Python 3.x</text:p>
          <text:p text:style-name="P109"/>
        </text:list-item>
        <text:list-item>
          <text:p text:style-name="P109"><text:tab/>Download and install Visual Studio Code / Py<text:span text:style-name="T72">C</text:span>harm / Favorite IDE</text:p>
          <text:p text:style-name="P109"/>
        </text:list-item>
        <text:list-item>
          <text:p text:style-name="P109"><text:tab/>Reboot</text:p>
        </text:list-item>
      </text:list>
      <text:p text:style-name="P17"/>
      <text:list xml:id="list171822410448429" text:continue-numbering="true" text:style-name="L12">
        <text:list-item>
          <text:p text:style-name="P109"><text:tab/>Download <text:a xlink:type="simple" xlink:href="https://bootstrap.pypa.io/get-pip.py" text:style-name="Internet_20_link" text:visited-style-name="Visited_20_Internet_20_Link">PIP</text:a></text:p>
          <text:p text:style-name="P109"/>
        </text:list-item>
        <text:list-item>
          <text:p text:style-name="P109"><text:tab/>Save it as a file named: get-pip.py</text:p>
          <text:p text:style-name="P109"/>
        </text:list-item>
        <text:list-item>
          <text:p text:style-name="P121"><text:span text:style-name="T44"><text:tab/>Copy&amp;Paste the file in </text:span><text:a xlink:type="simple" xlink:href="file:///C:/" text:style-name="Internet_20_link" text:visited-style-name="Visited_20_Internet_20_Link">C:\</text:a><text:span text:style-name="T44"> </text:span></text:p>
          <text:p text:style-name="P109"/>
        </text:list-item>
        <text:list-item>
          <text:p text:style-name="P109"><text:tab/>Open C<text:span text:style-name="T73">MD</text:span> as admin</text:p>
          <text:p text:style-name="P109"/>
        </text:list-item>
        <text:list-item>
          <text:p text:style-name="P109"><text:tab/><text:span text:style-name="T72">Navigate to the folder containing the file</text:span></text:p>
          <text:p text:style-name="P109"/>
        </text:list-item>
        <text:list-item>
          <text:p text:style-name="P110"><text:tab/><text:span text:style-name="T73">Paste this and press enter: </text:span>py get-pip.py</text:p>
          <text:p text:style-name="P110"/>
        </text:list-item>
      </text:list>
      <text:p text:style-name="P1"><text:span text:style-name="T54"><text:s text:c="5"/>1</text:span><text:span text:style-name="T57">0</text:span><text:span text:style-name="T54">. </text:span><text:span text:style-name="T45">Open up another CMD an</text:span><text:span text:style-name="T55">d executes these commands one </text:span><text:span text:style-name="T56">by one</text:span><text:span text:style-name="T55">:</text:span></text:p>
      <text:p text:style-name="P18"/>
      <text:p text:style-name="P18"><text:tab/><text:tab/><text:span text:style-name="T73">py -m pip install arcade</text:span></text:p>
      <text:p text:style-name="P18"><text:tab/><text:tab/><text:span text:style-name="T73">py -m pip install pymunk</text:span></text:p>
      <text:p text:style-name="P18"><text:tab/><text:tab/><text:span text:style-name="T73">py -m pip install numpy</text:span></text:p>
      <text:p text:style-name="P18"><text:tab/><text:tab/><text:span text:style-name="T73">py -m pip install pyglet</text:span></text:p>
      <text:p text:style-name="P18"><text:tab/><text:tab/><text:span text:style-name="T73">py -m pip install matplotlib</text:span></text:p>
      <text:p text:style-name="P18"><text:tab/><text:tab/><text:span text:style-name="T80">py -m pip install pyodbc</text:span></text:p>
      <text:p text:style-name="P18"/>
      <text:p text:style-name="P48">--<text:span text:style-name="T76">End of “Fresh start steps”</text:span>--</text:p>
      <text:p text:style-name="P17"/>
      <text:p text:style-name="P17"><text:span text:style-name="T77"><text:s text:c="4"/>1</text:span><text:span text:style-name="T78">1</text:span><text:span text:style-name="T77">. </text:span><text:span text:style-name="T75">Open up your IDE:</text:span></text:p>
      <text:p text:style-name="P17"><text:tab/></text:p>
      <text:p text:style-name="P21"><text:tab/><text:span text:style-name="T75">If your IDE is VSCode search and install these 2 extensions:</text:span></text:p>
      <text:p text:style-name="P50"><text:tab/><text:tab/></text:p>
      <text:list xml:id="list2703125272" text:style-name="L13">
        <text:list-item>
          <text:p text:style-name="P123">ms-python.python</text:p>
        </text:list-item>
      </text:list>
      <text:list xml:id="list2382311746" text:style-name="L14">
        <text:list-item>
          <text:p text:style-name="P111"><text:span text:style-name="T13">c</text:span><text:span text:style-name="T12">hristian-kohler.path-intellisense</text:span></text:p>
        </text:list-item>
      </text:list>
      <text:list xml:id="list1611043213" text:style-name="L15">
        <text:list-header>
          <text:p text:style-name="P124"/>
        </text:list-header>
      </text:list>
      <text:p text:style-name="P19"><text:span text:style-name="T31"><text:s text:c="4"/>1</text:span><text:span text:style-name="T32">2</text:span><text:span text:style-name="T31">. </text:span><text:span text:style-name="T15">Reboot IDE</text:span></text:p>
      <text:p text:style-name="P52"/>
      <text:p text:style-name="P52"><text:tab/>Select linting (we used Pylint, comes free with VSCode)</text:p>
      <text:p text:style-name="P51"/>
      <text:p text:style-name="P19"><text:span text:style-name="T32"><text:s text:c="4"/>13. </text:span><text:span text:style-name="T14">Open the “Project folder”</text:span></text:p>
      <text:p text:style-name="P56"><text:s/><text:tab/></text:p>
      <text:p text:style-name="P19"><text:span text:style-name="T14"><text:s text:c="4"/></text:span><text:span text:style-name="T27">Optional step: sometimes Screen.py must be renamed to screen.py (pylint error)</text:span></text:p>
      <text:p text:style-name="P56"/>
      <text:p text:style-name="P20"><text:span text:style-name="T32"><text:s text:c="4"/>14. </text:span><text:span text:style-name="T14">Execute “main.p</text:span><text:span text:style-name="T28">y”</text:span></text:p>
      <text:p text:style-name="P20"><text:soft-page-break/><text:span text:style-name="T28"/></text:p>
      <text:p text:style-name="P46"><text:span text:style-name="T14">P</text:span><text:span text:style-name="T20">roject: How does it even work?</text:span></text:p>
      <text:p text:style-name="P53"/>
      <text:p text:style-name="P54">Understanding the mechanics can be somewhat tricky. I will try to be as clear as possible.</text:p>
      <text:p text:style-name="P54"/>
      <text:p text:style-name="P55">The first thing you should understand is the “<text:span text:style-name="T84">map.py</text:span>” file.</text:p>
      <text:p text:style-name="P57">This file contains several arrays:</text:p>
      <text:p text:style-name="P30"><text:span text:style-name="T12"><text:tab/>Array “map”: </text:span><text:span text:style-name="T16">take a closer look at this and you should see a minimalist crossroad,</text:span></text:p>
      <text:p text:style-name="P58"><text:tab/>the values represents:</text:p>
      <text:p text:style-name="P58"/>
      <text:p text:style-name="P58"><text:tab/><text:tab/>0: boundaries, which means everything outside the road</text:p>
      <text:p text:style-name="P58"/>
      <text:p text:style-name="P2"><text:span text:style-name="T16"><text:tab/><text:tab/></text:span><text:span text:style-name="T38">1: spawn point for vehicles</text:span></text:p>
      <text:p text:style-name="P78"/>
      <text:p text:style-name="P30"><text:span text:style-name="T16"><text:tab/><text:tab/>2: despawning point for </text:span><text:span text:style-name="T17">vehicles </text:span></text:p>
      <text:p text:style-name="P59"/>
      <text:p text:style-name="P59"><text:tab/><text:tab/>3: road, space where the a vehicle is free to move</text:p>
      <text:p text:style-name="P59"/>
      <text:p text:style-name="P30"><text:span text:style-name="T17"><text:tab/><text:tab/>4: traffic light/stop, pretty self-explanatory, </text:span><text:span text:style-name="T18">vehicles will/will not respect this</text:span></text:p>
      <text:p text:style-name="P60"><text:tab/><text:tab/> <text:s text:c="3"/>just like in real life…</text:p>
      <text:p text:style-name="P60"/>
      <text:p text:style-name="P61"><text:tab/><text:tab/>5: center of the crossroad, part of the map with no particular functions.</text:p>
      <text:p text:style-name="P61"/>
      <text:p text:style-name="P61"/>
      <text:p text:style-name="P61"><text:tab/>Array “Points”:</text:p>
      <text:p text:style-name="P61"/>
      <text:p text:style-name="P61"><text:tab/><text:tab/>Array of arrays, each array gives info about:</text:p>
      <text:list xml:id="list176889698" text:style-name="L16">
        <text:list-header>
          <text:p text:style-name="P127"/>
        </text:list-header>
        <text:list-item>
          <text:p text:style-name="P127">Cube center_x</text:p>
          <text:p text:style-name="P127"/>
        </text:list-item>
        <text:list-item>
          <text:p text:style-name="P127">Cube center_y</text:p>
        </text:list-item>
      </text:list>
      <text:p text:style-name="P61"/>
      <text:list xml:id="list171822566747792" text:continue-numbering="true" text:style-name="L16">
        <text:list-item>
          <text:p text:style-name="P127">Function (Spawn/Despawn)</text:p>
          <text:p text:style-name="P127"/>
        </text:list-item>
        <text:list-item>
          <text:p text:style-name="P127">Site (N,S,W,E)</text:p>
          <text:p text:style-name="P127"/>
        </text:list-item>
        <text:list-item>
          <text:p text:style-name="P127">Road side (Left/Right)</text:p>
          <text:p text:style-name="P127"/>
        </text:list-item>
        <text:list-item>
          <text:p text:style-name="P127">Direction (In/Out)</text:p>
          <text:p text:style-name="P127"/>
        </text:list-item>
        <text:list-item>
          <text:p text:style-name="P128">Traffic lights only also has a value between 1 and 4</text:p>
        </text:list-item>
      </text:list>
      <text:p text:style-name="P62"/>
      <text:p text:style-name="P31"><text:span text:style-name="T19">S</text:span><text:span text:style-name="T12">o, what does the map.py file does? </text:span></text:p>
      <text:p text:style-name="P63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63">The arrays allowed us to assign a specific value to different categories of cubes.</text:p>
      <text:p text:style-name="P22"><text:soft-page-break/><text:span text:style-name="T29">Different categories means different behavior</text:span><text:span text:style-name="T30">s</text:span><text:span text:style-name="T29"> and so, in the end, </text:span><text:span text:style-name="T30">it allows us </text:span><text:span text:style-name="T29">to move the car by cube coordinates instead of using vectors or “if” loop</text:span><text:span text:style-name="T33">s.</text:span></text:p>
      <text:p text:style-name="P22"><text:span text:style-name="T33"/></text:p>
      <text:p text:style-name="P132"><text:span text:style-name="T87">“cubes.py”</text:span> file:</text:p>
      <text:p text:style-name="P64"/>
      <text:p text:style-name="P64"><text:tab/>def __init__ function:</text:p>
      <text:p text:style-name="P64"><text:tab/><text:tab/>It simply initializes the variables for the cubes, such as:</text:p>
      <text:p text:style-name="P64"/>
      <text:p text:style-name="P64"><text:tab/><text:tab/><text:tab/>Positions (x,y)</text:p>
      <text:p text:style-name="P64"><text:tab/><text:tab/><text:tab/><text:tab/>Value in a corner of the sprite</text:p>
      <text:p text:style-name="P64"/>
      <text:p text:style-name="P64"><text:tab/><text:tab/><text:tab/>Center (x,y)</text:p>
      <text:p text:style-name="P64"><text:tab/><text:tab/><text:tab/><text:tab/>Values in the center of the sprite</text:p>
      <text:p text:style-name="P64"/>
      <text:p text:style-name="P32"><text:span text:style-name="T12"><text:tab/><text:tab/><text:tab/></text:span><text:span text:style-name="T24">V</text:span><text:span text:style-name="T12">al</text:span></text:p>
      <text:p text:style-name="P64"><text:tab/><text:tab/><text:tab/><text:tab/>Value assigned in map file, from 0 to 5, that allows us to build <text:tab/><text:tab/><text:tab/><text:tab/><text:tab/>the map by connecting the sprites. Basic.</text:p>
      <text:p text:style-name="P64"/>
      <text:p text:style-name="P64"><text:tab/><text:tab/><text:tab/>next_step()</text:p>
      <text:p text:style-name="P64"><text:tab/><text:tab/><text:tab/><text:tab/>Logic for the car to move across the map with a series of <text:tab/><text:tab/><text:tab/><text:tab/><text:tab/>checks</text:p>
      <text:p text:style-name="P64"><text:tab/><text:tab/><text:tab/></text:p>
      <text:p text:style-name="P64"><text:tab/>def recognition() function:</text:p>
      <text:p text:style-name="P64"><text:tab/><text:tab/>allows us to select terrain sprites and put them in the exact spot.</text:p>
      <text:p text:style-name="P64"><text:tab/><text:tab/><text:tab/></text:p>
      <text:p text:style-name="P55"/>
      <text:p text:style-name="P64"/>
      <text:p text:style-name="P55"/>
      <text:p text:style-name="P55"><text:tab/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133"><text:span text:style-name="T87">“Screen.py”</text:span> file:</text:p>
      <text:p text:style-name="P65"><text:tab/>A single class “Window” that renders EVERYTHING on the screen.</text:p>
      <text:p text:style-name="P65"><text:tab/>Basic.</text:p>
      <text:p text:style-name="P65"><text:tab/></text:p>
      <text:p text:style-name="P33"><text:span text:style-name="T12"><text:tab/>On </text:span><text:span text:style-name="T21">def </text:span><text:span text:style-name="T12">__init__() we initialize the sprites lists (for vehicles, music, textures and <text:tab/><text:tab/>timings)</text:span></text:p>
      <text:p text:style-name="P65"/>
      <text:p text:style-name="P65"><text:tab/>On Setup() we populate the lists of:</text:p>
      <text:p text:style-name="P65"><text:tab/><text:tab/>Vehicles </text:p>
      <text:p text:style-name="P65"><text:tab/><text:tab/>Music</text:p>
      <text:p text:style-name="P65"><text:tab/><text:tab/>Textures</text:p>
      <text:p text:style-name="P65"><text:tab/><text:tab/>Timings</text:p>
      <text:p text:style-name="P65"/>
      <text:p text:style-name="P65"><text:tab/>and, with a simple for loop, we iterate the sprite positioning through the map <text:tab/>surface.</text:p>
      <text:p text:style-name="P65"/>
      <text:p text:style-name="P33"><text:span text:style-name="T12"><text:tab/></text:span><text:span text:style-name="T21">On def on_draw() we initialize the rendering and effectively proceed to draw <text:tab/>everything we need.</text:span></text:p>
      <text:p text:style-name="P66"/>
      <text:p text:style-name="P66"><text:tab/>On def on_key_press: we basically assign function to keyboards button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116"><text:span text:style-name="T25">“</text:span><text:span text:style-name="T26">fov.py</text:span><text:span text:style-name="T25">”</text:span><text:span text:style-name="T12"> </text:span><text:span text:style-name="T22">file:</text:span></text:p>
      <text:p text:style-name="P34"><text:span text:style-name="T22"><text:tab/>Vehicles needs to have a fov and it must vary, why? Because in the real world <text:tab/>people have different attention span. Variety </text:span><text:span text:style-name="T23">and random choices </text:span><text:span text:style-name="T22">in the program <text:tab/>emulates these fluctuations.</text:span></text:p>
      <text:p text:style-name="P67"/>
      <text:p text:style-name="P34"><text:span text:style-name="T22"><text:tab/></text:span><text:span text:style-name="T23">How does it works?</text:span></text:p>
      <text:p text:style-name="P68"><text:tab/>It is very simple, we have several lists of values, we pick them with a random <text:tab/>picker and basically execute an algebr<text:span text:style-name="T81">a</text:span>ic operation to return a value (R_dist).</text:p>
      <text:p text:style-name="P68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</text:span></text:p>
      <text:p text:style-name="P69"/>
      <text:p text:style-name="P3"><text:span text:style-name="T6"><text:tab/></text:span><text:span text:style-name="T8">Fov file also comes with a connection string.</text:span></text:p>
      <text:p text:style-name="P70"><text:tab/>It manages the connection between the program and a SQLServer 2017 database <text:tab/>instance.</text:p>
      <text:p text:style-name="P70"/>
      <text:p text:style-name="P26"><text:span text:style-name="T34"><text:tab/>It is not strictly required in order to run the code, however, should you not want to <text:tab/>write data in a database, </text:span><text:span text:style-name="T35">these lines must be connected:</text:span></text:p>
      <text:p text:style-name="P73"/>
      <text:p text:style-name="P73"><text:tab/>Connection string in car.py</text:p>
      <text:p text:style-name="P75"><text:tab/>The 2 def: queryThis and queryEnd</text:p>
      <text:p text:style-name="P29"><text:span text:style-name="T37"><text:tab/>The </text:span><text:span text:style-name="T39">self.queryThis</text:span><text:span text:style-name="T40">() </text:span><text:span text:style-name="T39">in def Setup()</text:span></text:p>
      <text:p text:style-name="P75"><text:tab/>The self.queryEnd() in def checkCollision() AND def next_move()</text:p>
      <text:p text:style-name="P28"><text:span text:style-name="T34"><text:tab/></text:span><text:span text:style-name="T36">The def _query_5_min() in Screen.py</text:span></text:p>
      <text:p text:style-name="P76"><text:tab/>The self._query_5_min() in on_def update()</text:p>
      <text:p text:style-name="P70"/>
      <text:p text:style-name="P70"/>
      <text:p text:style-name="P81"><text:span text:style-name="T51"><text:tab/></text:span><text:span text:style-name="T63">“</text:span><text:span text:style-name="T64">queryThis is called in the Fov.py file inside the def Setup(self) function.”</text:span></text:p>
      <text:p text:style-name="P27"/>
      <text:p text:style-name="P27"><text:tab/>The “Very Big Query” mechanics:</text:p>
      <text:p text:style-name="P81"><text:span text:style-name="T51"><text:tab/><text:tab/>Pretty straight-forward, it’s an INSERT that select the required columns and <text:tab/><text:tab/><text:tab/>pushes in the values calculated before for EACH car instance that is being <text:tab/><text:tab/><text:tab/>created. </text:span><text:span text:style-name="T52">You might have noticed the ‘?’ in the query, that is a characteristic <text:tab/><text:tab/><text:tab/>of the pyodbc library, you have to use those question marks in order to <text:tab/><text:tab/><text:tab/>insert the variables, you can also push a JSON file through python to a DB, <text:tab/><text:tab/><text:tab/>but we never tried that. </text:span><text:span text:style-name="T51">A lot of these data is randomically generated, is just <text:tab/><text:tab/>for decorative purpose, although some of these might be usefull, like the <text:tab/><text:tab/><text:tab/>timestamp of a car creation/death/accident and so on.</text:span></text:p>
      <text:p text:style-name="P27"><text:tab/><text:tab/>By tweaking with the settings you can simulate any kind of situation and <text:tab/><text:tab/><text:tab/>create any sort of real-life model.</text:p>
      <text:p text:style-name="P74"/>
      <text:p text:style-name="P135"><text:span text:style-name="T10">“</text:span><text:span text:style-name="T11">FPS_Counter.py</text:span><text:span text:style-name="T10">”:</text:span></text:p>
      <text:p text:style-name="P3"><text:span text:style-name="T2"><text:tab/></text:span><text:span text:style-name="T5">A simple file, with a class that is required to calculate FPS during the execution.</text:span></text:p>
      <text:p text:style-name="P77"/>
      <text:p text:style-name="P77"/>
      <text:p text:style-name="P77"><text:soft-page-break/>Car spawn Ratio</text:p>
      <text:p text:style-name="P71"/>
      <text:p text:style-name="P71"/>
      <text:p text:style-name="P72">100 fps = 1.6Rsec <text:s/><text:span text:style-name="T82">(R means </text:span>REAL seconds, the execution time.<text:span text:style-name="T82">)</text:span></text:p>
      <text:p text:style-name="P71"/>
      <text:p text:style-name="P71">1 fps = 0.016Rsec</text:p>
      <text:p text:style-name="P71"/>
      <text:p text:style-name="P71">1Rh = 3600s</text:p>
      <text:p text:style-name="P71"/>
      <text:p text:style-name="P71">FPS/Rh? 3600/1.6 = 2250 * 100FPS = 225000 FPS/Rh</text:p>
      <text:p text:style-name="P71"/>
      <text:p text:style-name="P71">225000 : 3600Rs = X : 900Rs (<text:span text:style-name="T85">15mins </text:span><text:span text:style-name="T86">we</text:span><text:span text:style-name="T85"> the time we had for the presentation</text:span>) </text:p>
      <text:p text:style-name="P71"/>
      <text:p text:style-name="P71">X = (900*225000) / 3600 = 56250 FPS/15Rm</text:p>
      <text:p text:style-name="P71"/>
      <text:p text:style-name="P71">Range FPS = (0, 56250)</text:p>
      <text:p text:style-name="P71"/>
      <text:p text:style-name="P71"><text:tab/><text:tab/> <text:s text:c="14"/>Time slot<text:tab/><text:tab/><text:tab/> FPS</text:p>
      <text:p text:style-name="P71"/>
      <text:list xml:id="list3604181386" text:style-name="L17">
        <text:list-item>
          <text:p text:style-name="P129">01.00 to 04.00 <text:tab/><text:tab/><text:tab/><text:tab/>1500</text:p>
        </text:list-item>
        <text:list-item>
          <text:p text:style-name="P129">05.00 or 00.00<text:tab/><text:tab/><text:tab/><text:tab/> 750</text:p>
        </text:list-item>
        <text:list-item>
          <text:p text:style-name="P129">06.00 or 23.00 <text:tab/><text:tab/><text:tab/><text:tab/> 500</text:p>
        </text:list-item>
        <text:list-item>
          <text:p text:style-name="P129">07.00 or 11.00 or 22.00 <text:tab/><text:tab/><text:tab/> 200</text:p>
        </text:list-item>
        <text:list-item>
          <text:p text:style-name="P129">08.00 or 10.00 or 16.00 or 21.00 <text:tab/> 175</text:p>
        </text:list-item>
        <text:list-item>
          <text:p text:style-name="P129">09.00 or 20.00 <text:tab/><text:tab/><text:tab/><text:tab/> 150</text:p>
        </text:list-item>
        <text:list-item>
          <text:p text:style-name="P129">15.00 or 17.00 or 19.00 <text:tab/><text:tab/><text:tab/> 125</text:p>
        </text:list-item>
        <text:list-item>
          <text:p text:style-name="P129">12.00 or 14.00 or 18.00 <text:tab/><text:tab/><text:tab/> 100</text:p>
        </text:list-item>
        <text:list-item>
          <text:p text:style-name="P129">13.00 <text:tab/><text:tab/><text:tab/><text:tab/><text:tab/> <text:s/>75</text:p>
        </text:list-item>
      </text:list>
      <text:p text:style-name="P71"/>
      <text:p text:style-name="P71"/>
      <text:p text:style-name="P71"><text:tab/><text:tab/> <text:s text:c="2"/>F<text:tab/> <text:s text:c="7"/>Rsec<text:tab/> <text:s text:c="7"/>Car/h <text:s text:c="4"/>Car/15Rmin</text:p>
      <text:list xml:id="list364492261" text:style-name="L18">
        <text:list-item>
          <text:p text:style-name="P130">1500<text:tab/><text:tab/>24<text:tab/><text:tab/>150<text:tab/><text:tab/>37.5</text:p>
        </text:list-item>
        <text:list-item>
          <text:p text:style-name="P130"><text:s/>750<text:tab/><text:tab/>12<text:tab/><text:tab/>300<text:tab/><text:tab/> 75</text:p>
        </text:list-item>
        <text:list-item>
          <text:p text:style-name="P130"><text:s/>500<text:tab/><text:tab/> 8<text:tab/><text:tab/>450<text:tab/><text:tab/>112</text:p>
        </text:list-item>
        <text:list-item>
          <text:p text:style-name="P130"><text:s/>200<text:tab/><text:tab/>3.2<text:tab/> <text:s text:c="7"/>1125<text:tab/><text:tab/>281</text:p>
        </text:list-item>
        <text:list-item>
          <text:p text:style-name="P130"><text:s/>175<text:tab/><text:tab/>2.8<text:tab/> <text:s text:c="7"/>1285<text:tab/><text:tab/>321</text:p>
        </text:list-item>
        <text:list-item>
          <text:p text:style-name="P130"><text:s/>150<text:tab/><text:tab/>2.4<text:tab/> <text:s text:c="7"/>1500<text:tab/><text:tab/>375</text:p>
        </text:list-item>
        <text:list-item>
          <text:p text:style-name="P130"><text:s/>100<text:tab/><text:tab/>1.6<text:tab/> <text:s text:c="7"/>2250<text:tab/><text:tab/>562</text:p>
        </text:list-item>
        <text:list-item>
          <text:p text:style-name="P130"><text:s text:c="2"/>75<text:tab/><text:tab/>1.2<text:tab/> <text:s text:c="7"/>3000<text:tab/><text:tab/>750</text:p>
        </text:list-item>
      </text:list>
      <text:p text:style-name="P71"/>
      <text:p text:style-name="P122"><text:span text:style-name="T9">Read the statistics.ods file in PowerBI Analysis for FOV dimension picks calcul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3T17:18:21.306000000</dc:date>
    <meta:editing-duration>PT6H6M28S</meta:editing-duration>
    <meta:editing-cycles>92</meta:editing-cycles>
    <meta:document-statistic meta:table-count="1" meta:image-count="0" meta:object-count="0" meta:page-count="10" meta:paragraph-count="235" meta:word-count="1632" meta:character-count="9889" meta:non-whitespace-character-count="8122"/>
  </office:meta>
</office:document-meta>
</file>